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fo:margin-left="0in" fo:margin-right="0in" style:line-height-at-least="0.198in" fo:text-indent="0in" style:auto-text-indent="false"/>
      <style:text-properties fo:color="#cccccc" loext:opacity="100%" style:font-name="Droid Sans Mono" fo:font-size="10.5pt" fo:font-weight="normal" officeooo:rsid="00023d44" officeooo:paragraph-rsid="00023d44" fo:background-color="#1f1f1f"/>
    </style:style>
    <style:style style:name="P3" style:family="paragraph" style:parent-style-name="Standard">
      <style:paragraph-properties style:line-height-at-least="0.198in"/>
    </style:style>
    <style:style style:name="P4" style:family="paragraph" style:parent-style-name="Standard">
      <style:paragraph-properties fo:margin-left="0in" fo:margin-right="0in" style:line-height-at-least="0.198in" fo:text-indent="0in" style:auto-text-indent="false"/>
    </style:style>
    <style:style style:name="P5" style:family="paragraph" style:parent-style-name="Standard">
      <style:paragraph-properties fo:margin-left="0in" fo:margin-right="0in" style:line-height-at-least="0.198in" fo:text-indent="0in" style:auto-text-indent="false"/>
      <style:text-properties fo:color="#6a9955" loext:opacity="100%" style:font-name="Droid Sans Mono" fo:font-size="10.5pt" fo:font-weight="normal" fo:background-color="#1f1f1f"/>
    </style:style>
    <style:style style:name="P6" style:family="paragraph" style:parent-style-name="Standard">
      <style:paragraph-properties fo:margin-left="0in" fo:margin-right="0in" style:line-height-at-least="0.198in" fo:text-indent="0in" style:auto-text-indent="false"/>
      <style:text-properties officeooo:rsid="00023d44" officeooo:paragraph-rsid="00023d44"/>
    </style:style>
    <style:style style:name="T1" style:family="text">
      <style:text-properties fo:color="#d7ba7d" loext:opacity="100%"/>
    </style:style>
    <style:style style:name="T2" style:family="text">
      <style:text-properties fo:color="#9cdcfe" loext:opacity="100%"/>
    </style:style>
    <style:style style:name="T3" style:family="text">
      <style:text-properties fo:color="#ce9178" loext:opacity="100%"/>
    </style:style>
    <style:style style:name="T4" style:family="text">
      <style:text-properties fo:color="#b5cea8" loext:opacity="100%"/>
    </style:style>
    <style:style style:name="T5" style:family="text">
      <style:text-properties fo:color="#6a9955" loext:opacity="100%"/>
    </style:style>
    <style:style style:name="T6" style:family="text">
      <style:text-properties fo:color="#808080" loext:opacity="100%"/>
    </style:style>
    <style:style style:name="T7" style:family="text">
      <style:text-properties fo:color="#569cd6" loext:opacity="100%"/>
    </style:style>
    <style:style style:name="T8" style:family="text">
      <style:text-properties fo:color="#dcdcaa" loext:opacity="100%"/>
    </style:style>
    <style:style style:name="T9" style:family="text">
      <style:text-properties fo:color="#c586c0" loext:opacity="100%"/>
    </style:style>
    <style:style style:name="T10" style:family="text">
      <style:text-properties fo:color="#f44747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*</text:span> { <text:span text:style-name="T2">margin</text:span>: <text:span text:style-name="T4">0</text:span>; <text:span text:style-name="T2">padding</text:span>: <text:span text:style-name="T4">0</text:span>; <text:span text:style-name="T2">box-sizing</text:span>: <text:span text:style-name="T3">border-box</text:span>; }</text:p>
      <text:p text:style-name="P1"><text:span text:style-name="T1">body</text:span> { <text:span text:style-name="T2">background</text:span>: <text:span text:style-name="T3">#080808</text:span>; <text:span text:style-name="T2">color</text:span>: <text:span text:style-name="T3">white</text:span>; <text:span text:style-name="T2">font-family</text:span>: <text:span text:style-name="T3">'Inter'</text:span>, <text:span text:style-name="T3">sans-serif</text:span>; <text:span text:style-name="T2">overflow-x</text:span>: <text:span text:style-name="T3">hidden</text:span>; }</text:p>
      <text:p text:style-name="P3"/>
      <text:p text:style-name="P5">/* NAVBAR */</text:p>
      <text:p text:style-name="P1"><text:span text:style-name="T1">.navbar</text:span> { 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max-width</text:span>: <text:span text:style-name="T4">1596px</text:span>; <text:span text:style-name="T2">margin</text:span>: <text:span text:style-name="T4">0</text:span> <text:span text:style-name="T3">auto</text:span>; <text:span text:style-name="T2">padding</text:span>: <text:span text:style-name="T4">20px</text:span> <text:span text:style-name="T4">0</text:span>; }</text:p>
      <text:p text:style-name="P1"><text:span text:style-name="T1">.nav-group</text:span> { <text:span text:style-name="T2">display</text:span>: <text:span text:style-name="T3">flex</text:span>; <text:span text:style-name="T2">align-items</text:span>: <text:span text:style-name="T3">center</text:span>; <text:span text:style-name="T2">gap</text:span>: <text:span text:style-name="T4">10px</text:span>; }</text:p>
      <text:p text:style-name="P1"><text:span text:style-name="T1">.nav-btn</text:span>, <text:span text:style-name="T1">.contact-btn</text:span> { <text:span text:style-name="T2">padding</text:span>: <text:span text:style-name="T4">12px</text:span> <text:span text:style-name="T4">24px</text:span>; <text:span text:style-name="T2">text-decoration</text:span>: <text:span text:style-name="T3">none</text:span>; <text:span text:style-name="T2">border-radius</text:span>: <text:span text:style-name="T4">12px</text:span>; <text:span text:style-name="T2">transition</text:span>: <text:span text:style-name="T4">0.3s</text:span>; <text:span text:style-name="T2">color</text:span>: <text:span text:style-name="T3">#888</text:span>; }</text:p>
      <text:p text:style-name="P1"><text:span text:style-name="T1">.nav-btn.active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cart-btn</text:span> { <text:span text:style-name="T2">background</text:span>: <text:span text:style-name="T3">#1a1a1a</text:span>; <text:span text:style-name="T2">border</text:span>: <text:span text:style-name="T4">1px</text:span> <text:span text:style-name="T3">solid</text:span> <text:span text:style-name="T3">#222</text:span>; <text:span text:style-name="T2">padding</text:span>: <text:span text:style-name="T4">12px</text:span> <text:span text:style-name="T4">15px</text:span>; <text:span text:style-name="T2">border-radius</text:span>: <text:span text:style-name="T4">12px</text:span>; <text:span text:style-name="T2">cursor</text:span>: <text:span text:style-name="T3">pointer</text:span>; }</text:p>
      <text:p text:style-name="P1"><text:span text:style-name="T1">.contact-btn</text:span> { <text:span text:style-name="T2">background</text:span>: <text:span text:style-name="T3">#AE9B84</text:span>; <text:span text:style-name="T2">color</text:span>: <text:span text:style-name="T3">#000</text:span>; <text:span text:style-name="T2">font-weight</text:span>: <text:span text:style-name="T4">600</text:span>; }</text:p>
      <text:p text:style-name="P3"/>
      <text:p text:style-name="P5">/* HERO */</text:p>
      <text:p text:style-name="P1"><text:span text:style-name="T1">.hero</text:span> { <text:span text:style-name="T2">position</text:span>: <text:span text:style-name="T3">relative</text:span>; <text:span text:style-name="T2">max-width</text:span>: <text:span text:style-name="T4">1596px</text:span>; <text:span text:style-name="T2">height</text:span>: <text:span text:style-name="T4">660px</text:span>; <text:span text:style-name="T2">margin</text:span>: <text:span text:style-name="T4">0</text:span> <text:span text:style-name="T3">auto</text:span>; <text:span text:style-name="T2">border-radius</text:span>: <text:span text:style-name="T4">30px</text:span>; <text:span text:style-name="T2">overflow</text:span>: <text:span text:style-name="T3">hidden</text:span>; }</text:p>
      <text:p text:style-name="P1"><text:span text:style-name="T1">.hero-img</text:span> { <text:span text:style-name="T2">width</text:span>: <text:span text:style-name="T4">100%</text:span>; <text:span text:style-name="T2">height</text:span>: <text:span text:style-name="T4">100%</text:span>; <text:span text:style-name="T2">object-fit</text:span>: <text:span text:style-name="T3">cover</text:span>; }</text:p>
      <text:p text:style-name="P1"><text:span text:style-name="T1">.notch</text:span> { <text:span text:style-name="T2">position</text:span>: <text:span text:style-name="T3">absolute</text:span>; <text:span text:style-name="T2">bottom</text:span>: <text:span text:style-name="T4">0</text:span>; <text:span text:style-name="T2">left</text:span>: <text:span text:style-name="T4">50%</text:span>; <text:span text:style-name="T2">transform</text:span>: <text:span text:style-name="T8">translateX</text:span>(<text:span text:style-name="T4">-50%</text:span>); <text:span text:style-name="T2">background</text:span>: <text:span text:style-name="T3">#080808</text:span>; <text:span text:style-name="T2">padding</text:span>: <text:span text:style-name="T4">15px</text:span> <text:span text:style-name="T4">30px</text:span> <text:span text:style-name="T4">0</text:span>; <text:span text:style-name="T2">border-radius</text:span>: <text:span text:style-name="T4">20px</text:span> <text:span text:style-name="T4">20px</text:span> <text:span text:style-name="T4">0</text:span> <text:span text:style-name="T4">0</text:span>; }</text:p>
      <text:p text:style-name="P3"/>
      <text:p text:style-name="P5">/* SHOP NOW BUTTON ANIMATION */</text:p>
      <text:p text:style-name="P1"><text:span text:style-name="T1">.shop-now-btn</text:span> {</text:p>
      <text:p text:style-name="P1"><text:span text:style-name="T2">display</text:span>: <text:span text:style-name="T3">flex</text:span>; <text:span text:style-name="T2">align-items</text:span>: <text:span text:style-name="T3">center</text:span>; <text:span text:style-name="T2">justify-content</text:span>: <text:span text:style-name="T3">center</text:span>; <text:span text:style-name="T2">width</text:span>: <text:span text:style-name="T4">180px</text:span>; <text:span text:style-name="T2">height</text:span>: <text:span text:style-name="T4">52px</text:span>;</text:p>
      <text:p text:style-name="P1"><text:span text:style-name="T2">background</text:span>: <text:span text:style-name="T3">#1a1a1a</text:span>; <text:span text:style-name="T2">text-decoration</text:span>: <text:span text:style-name="T3">none</text:span>; <text:span text:style-name="T2">border-radius</text:span>: <text:span text:style-name="T4">14px</text:span>; <text:span text:style-name="T2">position</text:span>: <text:span text:style-name="T3">relative</text:span>; <text:span text:style-name="T2">overflow</text:span>: <text:span text:style-name="T3">hidden</text:span>; <text:span text:style-name="T2">color</text:span>: <text:span text:style-name="T3">#fff</text:span>; <text:span text:style-name="T2">z-index</text:span>: <text:span text:style-name="T4">1</text:span>;</text:p>
      <text:p text:style-name="P1">}</text:p>
      <text:p text:style-name="P1"><text:span text:style-name="T1">.shop-now-btn::before</text:span> {</text:p>
      <text:p text:style-name="P1"><text:span text:style-name="T2">content</text:span>: <text:span text:style-name="T3">''</text:span>; <text:span text:style-name="T2">position</text:span>: <text:span text:style-name="T3">absolute</text:span>; <text:span text:style-name="T2">z-index</text:span>: <text:span text:style-name="T4">-2</text:span>; <text:span text:style-name="T2">width</text:span>: <text:span text:style-name="T4">200%</text:span>; <text:span text:style-name="T2">height</text:span>: <text:span text:style-name="T4">400%</text:span>; <text:span text:style-name="T2">top</text:span>: <text:span text:style-name="T4">-150%</text:span>; <text:span text:style-name="T2">left</text:span>: <text:span text:style-name="T4">-50%</text:span>;</text:p>
      <text:p text:style-name="P1"><text:span text:style-name="T2">background</text:span>: <text:span text:style-name="T8">conic-gradient</text:span>(<text:span text:style-name="T3">transparent</text:span>, <text:span text:style-name="T3">transparent</text:span>, <text:span text:style-name="T3">transparent</text:span>, <text:span text:style-name="T3">#AE9B84</text:span>);</text:p>
      <text:p text:style-name="P1"><text:span text:style-name="T2">animation</text:span>: rotate <text:span text:style-name="T4">4s</text:span> <text:span text:style-name="T3">linear</text:span> <text:span text:style-name="T3">infinite</text:span>;</text:p>
      <text:p text:style-name="P1">}</text:p>
      <text:p text:style-name="P1"><text:span text:style-name="T1">.shop-now-btn::after</text:span> { <text:span text:style-name="T2">content</text:span>: <text:span text:style-name="T3">''</text:span>; <text:span text:style-name="T2">position</text:span>: <text:span text:style-name="T3">absolute</text:span>; <text:span text:style-name="T2">inset</text:span>: <text:span text:style-name="T4">2px</text:span>; <text:span text:style-name="T2">z-index</text:span>: <text:span text:style-name="T4">-1</text:span>; <text:span text:style-name="T2">background</text:span>: <text:span text:style-name="T3">#1a1a1a</text:span>; <text:span text:style-name="T2">border-radius</text:span>: <text:span text:style-name="T4">12px</text:span>; }</text:p>
      <text:p text:style-name="P1"><text:span text:style-name="T9">@keyframes</text:span> <text:span text:style-name="T2">rotate</text:span> { to { <text:span text:style-name="T2">transform</text:span>: <text:span text:style-name="T8">rotate</text:span>(<text:span text:style-name="T4">360deg</text:span>); } }</text:p>
      <text:p text:style-name="P3"/>
      <text:p text:style-name="P5">/* STATS */</text:p>
      <text:p text:style-name="P1"><text:span text:style-name="T1">.stats-section</text:span> { <text:span text:style-name="T2">display</text:span>: <text:span text:style-name="T3">flex</text:span>; <text:span text:style-name="T2">max-width</text:span>: <text:span text:style-name="T4">1596px</text:span>; <text:span text:style-name="T2">margin</text:span>: <text:span text:style-name="T4">6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stats-info</text:span> { <text:span text:style-name="T2">flex</text:span>: <text:span text:style-name="T4">1.2</text:span>;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}</text:p>
      <text:p text:style-name="P1"><text:span text:style-name="T1">.filter-group</text:span> { <text:span text:style-name="T2">display</text:span>: <text:span text:style-name="T3">flex</text:span>; <text:span text:style-name="T2">gap</text:span>: <text:span text:style-name="T4">8px</text:span>; <text:span text:style-name="T2">margin-bottom</text:span>: <text:span text:style-name="T4">25px</text:span>; }</text:p>
      <text:p text:style-name="P1"><text:span text:style-name="T1">.filter-chip</text:span> { <text:span text:style-name="T2">border</text:span>: <text:span text:style-name="T4">1px</text:span> <text:span text:style-name="T3">dashed</text:span> <text:span text:style-name="T3">#333</text:span>; <text:span text:style-name="T2">padding</text:span>: <text:span text:style-name="T4">8px</text:span> <text:span text:style-name="T4">15px</text:span>; <text:span text:style-name="T2">border-radius</text:span>: <text:span text:style-name="T4">8px</text:span>; <text:span text:style-name="T2">font-size</text:span>: <text:span text:style-name="T4">13px</text:span>; <text:span text:style-name="T2">color</text:span>: <text:span text:style-name="T3">#777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filter-chip:hover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stats-grid</text:span> { <text:span text:style-name="T2">flex</text:span>: <text:span text:style-name="T4">1</text:span>; <text:span text:style-name="T2">display</text:span>: <text:span text:style-name="T3">grid</text:span>; <text:span text:style-name="T2">grid-template-columns</text:span>: <text:span text:style-name="T4">1fr</text:span> <text:span text:style-name="T4">1fr</text:span>; }</text:p>
      <text:p text:style-name="P1"><text:span text:style-name="T1">.stat-box</text:span> {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3"/>
      <text:p text:style-name="P5">/* COLLECTION CTA */</text:p>
      <text:p text:style-name="P1"><text:span text:style-name="T1">.collection-cta</text:span> {</text:p>
      <text:p text:style-name="P1"><text:span text:style-name="T2">max-width</text:span>: <text:span text:style-name="T4">1596px</text:span>; <text:span text:style-name="T2">margin</text:span>: <text:span text:style-name="T4">60px</text:span> <text:span text:style-name="T3">auto</text:span>; <text:span text:style-name="T2">background</text:span>: <text:span text:style-name="T3">#0c0c0c</text:span>; <text:span text:style-name="T2">border-radius</text:span>: <text:span text:style-name="T4">30px</text:span>;</text:p>
      <text:p text:style-name="P1"><text:span text:style-name="T2">padding</text:span>: <text:span text:style-name="T4">80px</text:span> <text:span text:style-name="T4">60px</text:span>; <text:span text:style-name="T2">position</text:span>: <text:span text:style-name="T3">relative</text:span>; <text:span text:style-name="T2">overflow</text:span>: <text:span text:style-name="T3">hidden</text:span>; <text:span text:style-name="T2">display</text:span>: <text:span text:style-name="T3">flex</text:span>; <text:span text:style-name="T2">align-items</text:span>: <text:span text:style-name="T3">center</text:span>;</text:p>
      <text:p text:style-name="P1"><text:soft-page-break/>}</text:p>
      <text:p text:style-name="P1"><text:span text:style-name="T1">.cta-filters</text:span> { <text:span text:style-name="T2">display</text:span>: <text:span text:style-name="T3">flex</text:span>; <text:span text:style-name="T2">gap</text:span>: <text:span text:style-name="T4">12px</text:span>; <text:span text:style-name="T2">margin-top</text:span>: <text:span text:style-name="T4">30px</text:span>; }</text:p>
      <text:p text:style-name="P1"><text:span text:style-name="T1">.cta-chip</text:span> { <text:span text:style-name="T2">padding</text:span>: <text:span text:style-name="T4">12px</text:span> <text:span text:style-name="T4">28px</text:span>; <text:span text:style-name="T2">border</text:span>: <text:span text:style-name="T4">1px</text:span> <text:span text:style-name="T3">dashed</text:span> <text:span text:style-name="T3">#333</text:span>; <text:span text:style-name="T2">border-radius</text:span>: <text:span text:style-name="T4">12px</text:span>; <text:span text:style-name="T2">color</text:span>: <text:span text:style-name="T3">#888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cta-chip:hover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abstract-shape</text:span> { <text:span text:style-name="T2">position</text:span>: <text:span text:style-name="T3">absolute</text:span>; <text:span text:style-name="T2">right</text:span>: <text:span text:style-name="T4">-20px</text:span>; <text:span text:style-name="T2">top</text:span>: <text:span text:style-name="T4">50%</text:span>; <text:span text:style-name="T2">transform</text:span>: <text:span text:style-name="T8">translateY</text:span>(<text:span text:style-name="T4">-50%</text:span>); <text:span text:style-name="T2">height</text:span>: <text:span text:style-name="T4">130%</text:span>; <text:span text:style-name="T2">pointer-events</text:span>: <text:span text:style-name="T3">none</text:span>; }</text:p>
      <text:p text:style-name="P3"/>
      <text:p text:style-name="P5">/* PRODUCTS GRID (AT THE BOTTOM) */</text:p>
      <text:p text:style-name="P1"><text:span text:style-name="T1">.product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<text:span text:style-name="T2">max-width</text:span>: <text:span text:style-name="T4">1596px</text:span>; <text:span text:style-name="T2">margin</text:span>: <text:span text:style-name="T4">0</text:span> <text:span text:style-name="T3">auto</text:span> <text:span text:style-name="T4">80px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product-card</text:span> { <text:span text:style-name="T2">padding</text:span>: <text:span text:style-name="T4">24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product-card:nth-child</text:span>(<text:span text:style-name="T4">3n</text:span>) { <text:span text:style-name="T2">border-right</text:span>: <text:span text:style-name="T3">none</text:span>; }</text:p>
      <text:p text:style-name="P1"><text:span text:style-name="T1">.product-img</text:span> { <text:span text:style-name="T2">width</text:span>: <text:span text:style-name="T4">100%</text:span>; <text:span text:style-name="T2">aspect-ratio</text:span>: <text:span text:style-name="T4">1</text:span>/<text:span text:style-name="T4">1</text:span>; <text:span text:style-name="T2">object-fit</text:span>: <text:span text:style-name="T3">cover</text:span>; <text:span text:style-name="T2">border-radius</text:span>: <text:span text:style-name="T4">20px</text:span>; <text:span text:style-name="T2">margin-bottom</text:span>: <text:span text:style-name="T4">20px</text:span>; }</text:p>
      <text:p text:style-name="P1"><text:span text:style-name="T1">.info-top</text:span> { 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margin-bottom</text:span>: <text:span text:style-name="T4">15px</text:span>; }</text:p>
      <text:p text:style-name="P1"><text:span text:style-name="T1">.tag</text:span> { <text:span text:style-name="T2">background</text:span>: <text:span text:style-name="T3">#111</text:span>; <text:span text:style-name="T2">padding</text:span>: <text:span text:style-name="T4">8px</text:span> <text:span text:style-name="T4">16px</text:span>; <text:span text:style-name="T2">border-radius</text:span>: <text:span text:style-name="T4">100px</text:span>; <text:span text:style-name="T2">font-size</text:span>: <text:span text:style-name="T4">12px</text:span>; <text:span text:style-name="T2">color</text:span>: <text:span text:style-name="T3">#888</text:span>; <text:span text:style-name="T2">border</text:span>: <text:span text:style-name="T4">1px</text:span> <text:span text:style-name="T3">solid</text:span> <text:span text:style-name="T3">#222</text:span>; }</text:p>
      <text:p text:style-name="P1"><text:span text:style-name="T1">.shop-now-btn.small</text:span> { <text:span text:style-name="T2">width</text:span>: <text:span text:style-name="T4">120px</text:span>; <text:span text:style-name="T2">height</text:span>: <text:span text:style-name="T4">40px</text:span>; <text:span text:style-name="T2">font-size</text:span>: <text:span text:style-name="T4">13px</text:span>; }</text:p>
      <text:p text:style-name="P1"><text:span text:style-name="T1">.product-card</text:span> <text:span text:style-name="T1">h3</text:span> { <text:span text:style-name="T2">font-size</text:span>: <text:span text:style-name="T4">18px</text:span>; <text:span text:style-name="T2">margin-bottom</text:span>: <text:span text:style-name="T4">15px</text:span>; <text:span text:style-name="T2">font-weight</text:span>: <text:span text:style-name="T4">500</text:span>; }</text:p>
      <text:p text:style-name="P1"><text:span text:style-name="T1">.details</text:span> { <text:span text:style-name="T2">display</text:span>: <text:span text:style-name="T3">flex</text:span>; <text:span text:style-name="T2">justify-content</text:span>: <text:span text:style-name="T3">space-between</text:span>; <text:span text:style-name="T2">font-size</text:span>: <text:span text:style-name="T4">14px</text:span>; <text:span text:style-name="T2">color</text:span>: <text:span text:style-name="T3">#666</text:span>; }</text:p>
      <text:p text:style-name="P1"><text:span text:style-name="T1">.details</text:span> <text:span text:style-name="T1">span</text:span> { <text:span text:style-name="T2">color</text:span>: <text:span text:style-name="T3">#fff</text:span>; }</text:p>
      <text:p text:style-name="P3"/>
      <text:p text:style-name="P5">/* FEATURES */</text:p>
      <text:p text:style-name="P1"><text:span text:style-name="T1">.features</text:span> { <text:span text:style-name="T2">max-width</text:span>: <text:span text:style-name="T4">1596px</text:span>; <text:span text:style-name="T2">margin</text:span>: <text:span text:style-name="T4">8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features-header</text:span> { <text:span text:style-name="T2">padding</text:span>: <text:span text:style-name="T4">50px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feature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}</text:p>
      <text:p text:style-name="P1"><text:span text:style-name="T1">.feat-card</text:span> { <text:span text:style-name="T2">padding</text:span>: <text:span text:style-name="T4">45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4"/>
      <text:p text:style-name="P4"/>
      <text:p text:style-name="P6">meore.</text:p>
      <text:p text:style-name="P6"/>
      <text:p text:style-name="P2"><text:span text:style-name="T7">*</text:span> { <text:span text:style-name="T2">margin</text:span>: <text:span text:style-name="T4">0</text:span>; <text:span text:style-name="T2">padding</text:span>: <text:span text:style-name="T4">0</text:span>; <text:span text:style-name="T2">box-sizing</text:span>: <text:span text:style-name="T3">border-box</text:span>; }</text:p>
      <text:p text:style-name="P1"><text:span text:style-name="T1">body</text:span> { <text:span text:style-name="T2">background</text:span>: <text:span text:style-name="T3">#080808</text:span>; <text:span text:style-name="T2">color</text:span>: <text:span text:style-name="T3">white</text:span>; <text:span text:style-name="T2">font-family</text:span>: <text:span text:style-name="T3">'Inter'</text:span>, <text:span text:style-name="T3">sans-serif</text:span>; <text:span text:style-name="T2">overflow-x</text:span>: <text:span text:style-name="T3">hidden</text:span>; }</text:p>
      <text:p text:style-name="P3"/>
      <text:p text:style-name="P5">/* NAVBAR */</text:p>
      <text:p text:style-name="P1"><text:span text:style-name="T1">.navbar</text:span> { 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max-width</text:span>: <text:span text:style-name="T4">1596px</text:span>; <text:span text:style-name="T2">margin</text:span>: <text:span text:style-name="T4">0</text:span> <text:span text:style-name="T3">auto</text:span>; <text:span text:style-name="T2">padding</text:span>: <text:span text:style-name="T4">20px</text:span> <text:span text:style-name="T4">0</text:span>; }</text:p>
      <text:p text:style-name="P1"><text:span text:style-name="T1">.nav-group</text:span> { <text:span text:style-name="T2">display</text:span>: <text:span text:style-name="T3">flex</text:span>; <text:span text:style-name="T2">align-items</text:span>: <text:span text:style-name="T3">center</text:span>; <text:span text:style-name="T2">gap</text:span>: <text:span text:style-name="T4">10px</text:span>; }</text:p>
      <text:p text:style-name="P1"><text:span text:style-name="T1">.nav-btn</text:span>, <text:span text:style-name="T1">.contact-btn</text:span> { <text:span text:style-name="T2">padding</text:span>: <text:span text:style-name="T4">12px</text:span> <text:span text:style-name="T4">24px</text:span>; <text:span text:style-name="T2">text-decoration</text:span>: <text:span text:style-name="T3">none</text:span>; <text:span text:style-name="T2">border-radius</text:span>: <text:span text:style-name="T4">12px</text:span>; <text:span text:style-name="T2">transition</text:span>: <text:span text:style-name="T4">0.3s</text:span>; <text:span text:style-name="T2">color</text:span>: <text:span text:style-name="T3">#888</text:span>; }</text:p>
      <text:p text:style-name="P1"><text:span text:style-name="T1">.nav-btn.active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cart-btn</text:span> { <text:span text:style-name="T2">background</text:span>: <text:span text:style-name="T3">#1a1a1a</text:span>; <text:span text:style-name="T2">border</text:span>: <text:span text:style-name="T4">1px</text:span> <text:span text:style-name="T3">solid</text:span> <text:span text:style-name="T3">#222</text:span>; <text:span text:style-name="T2">padding</text:span>: <text:span text:style-name="T4">12px</text:span> <text:span text:style-name="T4">15px</text:span>; <text:span text:style-name="T2">border-radius</text:span>: <text:span text:style-name="T4">12px</text:span>; <text:span text:style-name="T2">cursor</text:span>: <text:span text:style-name="T3">pointer</text:span>; }</text:p>
      <text:p text:style-name="P1"><text:span text:style-name="T1">.contact-btn</text:span> { <text:span text:style-name="T2">background</text:span>: <text:span text:style-name="T3">#AE9B84</text:span>; <text:span text:style-name="T2">color</text:span>: <text:span text:style-name="T3">#000</text:span>; <text:span text:style-name="T2">font-weight</text:span>: <text:span text:style-name="T4">600</text:span>; }</text:p>
      <text:p text:style-name="P3"/>
      <text:p text:style-name="P5">/* HERO */</text:p>
      <text:p text:style-name="P1"><text:span text:style-name="T1">.hero</text:span> { <text:span text:style-name="T2">position</text:span>: <text:span text:style-name="T3">relative</text:span>; <text:span text:style-name="T2">max-width</text:span>: <text:span text:style-name="T4">1596px</text:span>; <text:span text:style-name="T2">height</text:span>: <text:span text:style-name="T4">660px</text:span>; <text:span text:style-name="T2">margin</text:span>: <text:span text:style-name="T4">0</text:span> <text:span text:style-name="T3">auto</text:span>; <text:span text:style-name="T2">border-radius</text:span>: <text:span text:style-name="T4">30px</text:span>; <text:span text:style-name="T2">overflow</text:span>: <text:span text:style-name="T3">hidden</text:span>; }</text:p>
      <text:p text:style-name="P1"><text:soft-page-break/><text:span text:style-name="T1">.hero-img</text:span> { <text:span text:style-name="T2">width</text:span>: <text:span text:style-name="T4">100%</text:span>; <text:span text:style-name="T2">height</text:span>: <text:span text:style-name="T4">100%</text:span>; <text:span text:style-name="T2">object-fit</text:span>: <text:span text:style-name="T3">cover</text:span>; }</text:p>
      <text:p text:style-name="P1"><text:span text:style-name="T1">.notch</text:span> { <text:span text:style-name="T2">position</text:span>: <text:span text:style-name="T3">absolute</text:span>; <text:span text:style-name="T2">bottom</text:span>: <text:span text:style-name="T4">0</text:span>; <text:span text:style-name="T2">left</text:span>: <text:span text:style-name="T4">50%</text:span>; <text:span text:style-name="T2">transform</text:span>: <text:span text:style-name="T8">translateX</text:span>(<text:span text:style-name="T4">-50%</text:span>); <text:span text:style-name="T2">background</text:span>: <text:span text:style-name="T3">#080808</text:span>; <text:span text:style-name="T2">padding</text:span>: <text:span text:style-name="T4">15px</text:span> <text:span text:style-name="T4">30px</text:span> <text:span text:style-name="T4">0</text:span>; <text:span text:style-name="T2">border-radius</text:span>: <text:span text:style-name="T4">20px</text:span> <text:span text:style-name="T4">20px</text:span> <text:span text:style-name="T4">0</text:span> <text:span text:style-name="T4">0</text:span>; }</text:p>
      <text:p text:style-name="P3"/>
      <text:p text:style-name="P5">/* SHOP NOW BUTTON ANIMATION */</text:p>
      <text:p text:style-name="P1"><text:span text:style-name="T1">.shop-now-btn</text:span> {</text:p>
      <text:p text:style-name="P1"><text:span text:style-name="T2">display</text:span>: <text:span text:style-name="T3">flex</text:span>; <text:span text:style-name="T2">align-items</text:span>: <text:span text:style-name="T3">center</text:span>; <text:span text:style-name="T2">justify-content</text:span>: <text:span text:style-name="T3">center</text:span>; <text:span text:style-name="T2">width</text:span>: <text:span text:style-name="T4">180px</text:span>; <text:span text:style-name="T2">height</text:span>: <text:span text:style-name="T4">52px</text:span>;</text:p>
      <text:p text:style-name="P1"><text:span text:style-name="T2">background</text:span>: <text:span text:style-name="T3">#1a1a1a</text:span>; <text:span text:style-name="T2">text-decoration</text:span>: <text:span text:style-name="T3">none</text:span>; <text:span text:style-name="T2">border-radius</text:span>: <text:span text:style-name="T4">14px</text:span>; <text:span text:style-name="T2">position</text:span>: <text:span text:style-name="T3">relative</text:span>; <text:span text:style-name="T2">overflow</text:span>: <text:span text:style-name="T3">hidden</text:span>; <text:span text:style-name="T2">color</text:span>: <text:span text:style-name="T3">#fff</text:span>; <text:span text:style-name="T2">z-index</text:span>: <text:span text:style-name="T4">1</text:span>;</text:p>
      <text:p text:style-name="P1">}</text:p>
      <text:p text:style-name="P1"><text:span text:style-name="T1">.shop-now-btn::before</text:span> {</text:p>
      <text:p text:style-name="P1"><text:span text:style-name="T2">content</text:span>: <text:span text:style-name="T3">''</text:span>; <text:span text:style-name="T2">position</text:span>: <text:span text:style-name="T3">absolute</text:span>; <text:span text:style-name="T2">z-index</text:span>: <text:span text:style-name="T4">-2</text:span>; <text:span text:style-name="T2">width</text:span>: <text:span text:style-name="T4">200%</text:span>; <text:span text:style-name="T2">height</text:span>: <text:span text:style-name="T4">400%</text:span>; <text:span text:style-name="T2">top</text:span>: <text:span text:style-name="T4">-150%</text:span>; <text:span text:style-name="T2">left</text:span>: <text:span text:style-name="T4">-50%</text:span>;</text:p>
      <text:p text:style-name="P1"><text:span text:style-name="T2">background</text:span>: <text:span text:style-name="T8">conic-gradient</text:span>(<text:span text:style-name="T3">transparent</text:span>, <text:span text:style-name="T3">transparent</text:span>, <text:span text:style-name="T3">transparent</text:span>, <text:span text:style-name="T3">#AE9B84</text:span>);</text:p>
      <text:p text:style-name="P1"><text:span text:style-name="T2">animation</text:span>: rotate <text:span text:style-name="T4">4s</text:span> <text:span text:style-name="T3">linear</text:span> <text:span text:style-name="T3">infinite</text:span>;</text:p>
      <text:p text:style-name="P1">}</text:p>
      <text:p text:style-name="P1"><text:span text:style-name="T1">.shop-now-btn::after</text:span> { <text:span text:style-name="T2">content</text:span>: <text:span text:style-name="T3">''</text:span>; <text:span text:style-name="T2">position</text:span>: <text:span text:style-name="T3">absolute</text:span>; <text:span text:style-name="T2">inset</text:span>: <text:span text:style-name="T4">2px</text:span>; <text:span text:style-name="T2">z-index</text:span>: <text:span text:style-name="T4">-1</text:span>; <text:span text:style-name="T2">background</text:span>: <text:span text:style-name="T3">#1a1a1a</text:span>; <text:span text:style-name="T2">border-radius</text:span>: <text:span text:style-name="T4">12px</text:span>; }</text:p>
      <text:p text:style-name="P1"><text:span text:style-name="T9">@keyframes</text:span> <text:span text:style-name="T2">rotate</text:span> { to { <text:span text:style-name="T2">transform</text:span>: <text:span text:style-name="T8">rotate</text:span>(<text:span text:style-name="T4">360deg</text:span>); } }</text:p>
      <text:p text:style-name="P3"/>
      <text:p text:style-name="P5">/* PRODUCTS GRID */</text:p>
      <text:p text:style-name="P1"><text:span text:style-name="T1">.product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<text:span text:style-name="T2">max-width</text:span>: <text:span text:style-name="T4">1596px</text:span>; <text:span text:style-name="T2">margin</text:span>: <text:span text:style-name="T4">0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product-card</text:span> { <text:span text:style-name="T2">padding</text:span>: <text:span text:style-name="T4">24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product-card:nth-child</text:span>(<text:span text:style-name="T4">3n</text:span>) { <text:span text:style-name="T2">border-right</text:span>: <text:span text:style-name="T3">none</text:span>; }</text:p>
      <text:p text:style-name="P1"><text:span text:style-name="T1">.product-img</text:span> { <text:span text:style-name="T2">width</text:span>: <text:span text:style-name="T4">100%</text:span>; <text:span text:style-name="T2">aspect-ratio</text:span>: <text:span text:style-name="T4">1</text:span>/<text:span text:style-name="T4">1</text:span>; <text:span text:style-name="T2">object-fit</text:span>: <text:span text:style-name="T3">cover</text:span>; <text:span text:style-name="T2">border-radius</text:span>: <text:span text:style-name="T4">20px</text:span>; <text:span text:style-name="T2">margin-bottom</text:span>: <text:span text:style-name="T4">20px</text:span>; }</text:p>
      <text:p text:style-name="P1"><text:span text:style-name="T1">.info-top</text:span> { <text:span text:style-name="T2">display</text:span>: <text:span text:style-name="T3">flex</text:span>; <text:span text:style-name="T2">justify-content</text:span>: <text:span text:style-name="T3">space-between</text:span>; <text:span text:style-name="T2">align-items</text:span>: <text:span text:style-name="T3">center</text:span>; <text:span text:style-name="T2">margin-bottom</text:span>: <text:span text:style-name="T4">15px</text:span>; }</text:p>
      <text:p text:style-name="P1"><text:span text:style-name="T1">.tag</text:span> { <text:span text:style-name="T2">background</text:span>: <text:span text:style-name="T3">#111</text:span>; <text:span text:style-name="T2">padding</text:span>: <text:span text:style-name="T4">8px</text:span> <text:span text:style-name="T4">16px</text:span>; <text:span text:style-name="T2">border-radius</text:span>: <text:span text:style-name="T4">100px</text:span>; <text:span text:style-name="T2">font-size</text:span>: <text:span text:style-name="T4">12px</text:span>; <text:span text:style-name="T2">color</text:span>: <text:span text:style-name="T3">#888</text:span>; <text:span text:style-name="T2">border</text:span>: <text:span text:style-name="T4">1px</text:span> <text:span text:style-name="T3">solid</text:span> <text:span text:style-name="T3">#222</text:span>; }</text:p>
      <text:p text:style-name="P1"><text:span text:style-name="T1">.shop-now-btn.small</text:span> { <text:span text:style-name="T2">width</text:span>: <text:span text:style-name="T4">120px</text:span>; <text:span text:style-name="T2">height</text:span>: <text:span text:style-name="T4">40px</text:span>; <text:span text:style-name="T2">font-size</text:span>: <text:span text:style-name="T4">13px</text:span>; }</text:p>
      <text:p text:style-name="P1"><text:span text:style-name="T1">.product-card</text:span> <text:span text:style-name="T1">h3</text:span> { <text:span text:style-name="T2">font-size</text:span>: <text:span text:style-name="T4">18px</text:span>; <text:span text:style-name="T2">margin-bottom</text:span>: <text:span text:style-name="T4">15px</text:span>; <text:span text:style-name="T2">font-weight</text:span>: <text:span text:style-name="T4">500</text:span>; }</text:p>
      <text:p text:style-name="P1"><text:span text:style-name="T1">.details</text:span> { <text:span text:style-name="T2">display</text:span>: <text:span text:style-name="T3">flex</text:span>; <text:span text:style-name="T2">justify-content</text:span>: <text:span text:style-name="T3">space-between</text:span>; <text:span text:style-name="T2">font-size</text:span>: <text:span text:style-name="T4">14px</text:span>; <text:span text:style-name="T2">color</text:span>: <text:span text:style-name="T3">#666</text:span>; }</text:p>
      <text:p text:style-name="P1"><text:span text:style-name="T1">.details</text:span> <text:span text:style-name="T1">span</text:span> { <text:span text:style-name="T2">color</text:span>: <text:span text:style-name="T3">#fff</text:span>; }</text:p>
      <text:p text:style-name="P3"/>
      <text:p text:style-name="P5">/* STATS &amp; FILTERS */</text:p>
      <text:p text:style-name="P1"><text:span text:style-name="T1">.stats-section</text:span> { <text:span text:style-name="T2">display</text:span>: <text:span text:style-name="T3">flex</text:span>; <text:span text:style-name="T2">max-width</text:span>: <text:span text:style-name="T4">1596px</text:span>; <text:span text:style-name="T2">margin</text:span>: <text:span text:style-name="T4">6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stats-info</text:span> { <text:span text:style-name="T2">flex</text:span>: <text:span text:style-name="T4">1.2</text:span>;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}</text:p>
      <text:p text:style-name="P1"><text:span text:style-name="T1">.filter-group</text:span> { <text:span text:style-name="T2">display</text:span>: <text:span text:style-name="T3">flex</text:span>; <text:span text:style-name="T2">gap</text:span>: <text:span text:style-name="T4">8px</text:span>; <text:span text:style-name="T2">margin-bottom</text:span>: <text:span text:style-name="T4">25px</text:span>; }</text:p>
      <text:p text:style-name="P1"><text:span text:style-name="T1">.filter-chip</text:span> { <text:span text:style-name="T2">border</text:span>: <text:span text:style-name="T4">1px</text:span> <text:span text:style-name="T3">dashed</text:span> <text:span text:style-name="T3">#333</text:span>; <text:span text:style-name="T2">padding</text:span>: <text:span text:style-name="T4">8px</text:span> <text:span text:style-name="T4">15px</text:span>; <text:span text:style-name="T2">border-radius</text:span>: <text:span text:style-name="T4">8px</text:span>; <text:span text:style-name="T2">font-size</text:span>: <text:span text:style-name="T4">13px</text:span>; <text:span text:style-name="T2">color</text:span>: <text:span text:style-name="T3">#777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filter-chip:hover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h1</text:span> { <text:span text:style-name="T2">font-size</text:span>: <text:span text:style-name="T4">45px</text:span>; <text:span text:style-name="T2">line-height</text:span>: <text:span text:style-name="T4">1.1</text:span>; <text:span text:style-name="T2">margin-bottom</text:span>: <text:span text:style-name="T4">20px</text:span>; }</text:p>
      <text:p text:style-name="P1"><text:span text:style-name="T1">.stats-grid</text:span> { <text:span text:style-name="T2">flex</text:span>: <text:span text:style-name="T4">1</text:span>; <text:span text:style-name="T2">display</text:span>: <text:span text:style-name="T3">grid</text:span>; <text:span text:style-name="T2">grid-template-columns</text:span>: <text:span text:style-name="T4">1fr</text:span> <text:span text:style-name="T4">1fr</text:span>; }</text:p>
      <text:p text:style-name="P1"><text:span text:style-name="T1">.stat-box</text:span> { <text:span text:style-name="T2">padding</text:span>: <text:span text:style-name="T4">40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3"/>
      <text:p text:style-name="P5">/* COLLECTION CTA */</text:p>
      <text:p text:style-name="P1"><text:span text:style-name="T1">.collection-cta</text:span> {</text:p>
      <text:p text:style-name="P1"><text:span text:style-name="T2">max-width</text:span>: <text:span text:style-name="T4">1596px</text:span>; <text:span text:style-name="T2">margin</text:span>: <text:span text:style-name="T4">80px</text:span> <text:span text:style-name="T3">auto</text:span>; <text:span text:style-name="T2">background</text:span>: <text:span text:style-name="T3">#0c0c0c</text:span>; <text:span text:style-name="T2">border-radius</text:span>: <text:span text:style-name="T4">30px</text:span>;</text:p>
      <text:p text:style-name="P1"><text:span text:style-name="T2">padding</text:span>: <text:span text:style-name="T4">80px</text:span> <text:span text:style-name="T4">60px</text:span>; <text:span text:style-name="T2">position</text:span>: <text:span text:style-name="T3">relative</text:span>; <text:span text:style-name="T2">overflow</text:span>: <text:span text:style-name="T3">hidden</text:span>; <text:span text:style-name="T2">display</text:span>: <text:span text:style-name="T3">flex</text:span>; <text:span text:style-name="T2">align-items</text:span>: <text:span text:style-name="T3">center</text:span>;</text:p>
      <text:p text:style-name="P1"><text:soft-page-break/>}</text:p>
      <text:p text:style-name="P1"><text:span text:style-name="T1">.cta-filters</text:span> { <text:span text:style-name="T2">display</text:span>: <text:span text:style-name="T3">flex</text:span>; <text:span text:style-name="T2">gap</text:span>: <text:span text:style-name="T4">12px</text:span>; <text:span text:style-name="T2">margin-top</text:span>: <text:span text:style-name="T4">30px</text:span>; }</text:p>
      <text:p text:style-name="P1"><text:span text:style-name="T1">.cta-chip</text:span> { <text:span text:style-name="T2">padding</text:span>: <text:span text:style-name="T4">12px</text:span> <text:span text:style-name="T4">28px</text:span>; <text:span text:style-name="T2">border</text:span>: <text:span text:style-name="T4">1px</text:span> <text:span text:style-name="T3">dashed</text:span> <text:span text:style-name="T3">#333</text:span>; <text:span text:style-name="T2">border-radius</text:span>: <text:span text:style-name="T4">12px</text:span>; <text:span text:style-name="T2">color</text:span>: <text:span text:style-name="T3">#888</text:span>; <text:span text:style-name="T2">cursor</text:span>: <text:span text:style-name="T3">pointer</text:span>; <text:span text:style-name="T2">transition</text:span>: <text:span text:style-name="T4">0.4s</text:span>; }</text:p>
      <text:p text:style-name="P1"><text:span text:style-name="T1">.cta-chip:hover</text:span> { <text:span text:style-name="T2">background</text:span>: <text:span text:style-name="T3">#1a1a1a</text:span>; <text:span text:style-name="T2">color</text:span>: <text:span text:style-name="T3">#fff</text:span>; }</text:p>
      <text:p text:style-name="P1"><text:span text:style-name="T1">.cta-chip.active</text:span> { <text:span text:style-name="T2">background</text:span>: <text:span text:style-name="T3">#AE9B84</text:span>; <text:span text:style-name="T2">color</text:span>: <text:span text:style-name="T3">#000</text:span>; <text:span text:style-name="T2">border</text:span>: <text:span text:style-name="T3">none</text:span>; <text:span text:style-name="T2">font-weight</text:span>: <text:span text:style-name="T4">600</text:span>; }</text:p>
      <text:p text:style-name="P1"><text:span text:style-name="T1">.abstract-shape</text:span> { <text:span text:style-name="T2">position</text:span>: <text:span text:style-name="T3">absolute</text:span>; <text:span text:style-name="T2">right</text:span>: <text:span text:style-name="T4">-20px</text:span>; <text:span text:style-name="T2">top</text:span>: <text:span text:style-name="T4">50%</text:span>; <text:span text:style-name="T2">transform</text:span>: <text:span text:style-name="T8">translateY</text:span>(<text:span text:style-name="T4">-50%</text:span>); <text:span text:style-name="T2">height</text:span>: <text:span text:style-name="T4">130%</text:span>; <text:span text:style-name="T2">pointer-events</text:span>: <text:span text:style-name="T3">none</text:span>; }</text:p>
      <text:p text:style-name="P3"/>
      <text:p text:style-name="P5">/* FEATURES */</text:p>
      <text:p text:style-name="P1"><text:span text:style-name="T1">.features</text:span> { <text:span text:style-name="T2">max-width</text:span>: <text:span text:style-name="T4">1596px</text:span>; <text:span text:style-name="T2">margin</text:span>: <text:span text:style-name="T4">80px</text:span> <text:span text:style-name="T3">auto</text:span>; <text:span text:style-name="T2">border</text:span>: <text:span text:style-name="T4">1px</text:span> <text:span text:style-name="T3">dashed</text:span> <text:span text:style-name="T3">#333</text:span>; }</text:p>
      <text:p text:style-name="P1"><text:span text:style-name="T1">.features-header</text:span> { <text:span text:style-name="T2">padding</text:span>: <text:span text:style-name="T4">50px</text:span>; <text:span text:style-name="T2">border-bottom</text:span>: <text:span text:style-name="T4">1px</text:span> <text:span text:style-name="T3">dashed</text:span> <text:span text:style-name="T3">#333</text:span>; }</text:p>
      <text:p text:style-name="P1"><text:span text:style-name="T1">.features-grid</text:span> { <text:span text:style-name="T2">display</text:span>: <text:span text:style-name="T3">grid</text:span>; <text:span text:style-name="T2">grid-template-columns</text:span>: <text:span text:style-name="T8">repeat</text:span>(<text:span text:style-name="T4">3</text:span>, <text:span text:style-name="T4">1fr</text:span>); }</text:p>
      <text:p text:style-name="P1"><text:span text:style-name="T1">.feat-card</text:span> { <text:span text:style-name="T2">padding</text:span>: <text:span text:style-name="T4">45px</text:span>; <text:span text:style-name="T2">border-right</text:span>: <text:span text:style-name="T4">1px</text:span> <text:span text:style-name="T3">dashed</text:span> <text:span text:style-name="T3">#333</text:span>; <text:span text:style-name="T2">border-bottom</text:span>: <text:span text:style-name="T4">1px</text:span> <text:span text:style-name="T3">dashed</text:span> <text:span text:style-name="T3">#333</text:span>; }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6T21:21:27.903452506</meta:creation-date>
    <dc:date>2026-02-06T22:24:52.383003379</dc:date>
    <meta:editing-duration>PT53M12S</meta:editing-duration>
    <meta:editing-cycles>2</meta:editing-cycles>
    <meta:generator>LibreOffice/24.2.7.2$Linux_X86_64 LibreOffice_project/420$Build-2</meta:generator>
    <meta:document-statistic meta:table-count="0" meta:image-count="0" meta:object-count="0" meta:page-count="4" meta:paragraph-count="119" meta:word-count="1139" meta:character-count="8427" meta:non-whitespace-character-count="7407"/>
  </office:meta>
</office:document-meta>
</file>